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ext-properties fo:color="#000000" style:font-name="Monospace" style:font-name-asian="Monospace" style:font-name-complex="Monospace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969cm"/>
    </style:style>
    <style:style style:name="co2" style:family="table-column">
      <style:table-column-properties fo:break-before="auto" style:column-width="2.2542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947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Name: Chan Kim (ck45)</text:p>
          </table:table-cell>
          <table:table-cell table:style-name="ce1"/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Date: 2/14/2017</text:p>
          </table:table-cell>
          <table:table-cell table:style-name="ce1"/>
          <table:table-cell table:style-name="ce3"/>
          <table:table-cell table:number-columns-repeated="16381"/>
        </table:table-row>
        <table:table-row table:style-name="ro1">
          <table:table-cell office:value-type="string" table:number-columns-spanned="1" table:number-rows-spanned="16" table:style-name="ce4">
            <text:p>ldoubleVal: 0x7ffdaebb8b40</text:p>
          </table:table-cell>
          <table:table-cell table:style-name="ce1"/>
          <table:table-cell office:value-type="string" table:style-name="ce3">
            <text:p>7ffdaebb8b4f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e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d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c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b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a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9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8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7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6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5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4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3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2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1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40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8" table:style-name="ce4">
            <text:p>bPtr: 0x7ffdaebb8b38</text:p>
          </table:table-cell>
          <table:table-cell table:style-name="ce1"/>
          <table:table-cell office:value-type="string" table:style-name="ce3">
            <text:p>7ffdaebb8b3f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e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d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c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b</text:p>
          </table:table-cell>
          <table:table-cell table:number-columns-repeated="3" table:style-name="ce1"/>
          <table:table-cell table:style-name="ce3"/>
          <table:table-cell table:number-columns-repeated="16377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a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9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8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8" table:style-name="ce4">
            <text:p>cPtr: 0x7ffdaebb8b30</text:p>
          </table:table-cell>
          <table:table-cell table:style-name="ce1"/>
          <table:table-cell office:value-type="string" table:style-name="ce3">
            <text:p>7ffdaebb8b37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6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5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4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3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2</text:p>
          </table:table-cell>
          <table:table-cell table:number-columns-repeated="16381" table:style-name="ce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1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30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8" table:style-name="ce4">
            <text:p>sPtr: 0x7ffdaebb8b28</text:p>
          </table:table-cell>
          <table:table-cell table:style-name="ce1"/>
          <table:table-cell office:value-type="string" table:style-name="ce3">
            <text:p>7ffdaebb8b2f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e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d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c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b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a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9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8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8" table:style-name="ce4">
            <text:p>iPtr: 0x7ffdaebb8b20</text:p>
          </table:table-cell>
          <table:table-cell table:style-name="ce1"/>
          <table:table-cell office:value-type="string" table:style-name="ce3">
            <text:p>7ffdaebb8b27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6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5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4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3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2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1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20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8" table:style-name="ce4">
            <text:p>lPtr: 0x7ffdaebb8b18</text:p>
          </table:table-cell>
          <table:table-cell table:style-name="ce1"/>
          <table:table-cell office:value-type="string" table:style-name="ce3">
            <text:p>7ffdaebb8b1f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e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d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c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b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a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9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8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8" table:style-name="ce4">
            <text:p>fPtr: 0x7ffdaebb8b10</text:p>
          </table:table-cell>
          <table:table-cell table:style-name="ce1"/>
          <table:table-cell office:value-type="string" table:style-name="ce3">
            <text:p>7ffdaebb8b17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6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5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4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3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2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1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10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8" table:style-name="ce4">
            <text:p>dPtr: 0x7ffdaebb8b08</text:p>
          </table:table-cell>
          <table:table-cell table:style-name="ce1"/>
          <table:table-cell office:value-type="string" table:style-name="ce3">
            <text:p>7ffdaebb8b0f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e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d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c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b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a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9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8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8" table:style-name="ce4">
            <text:p>ldPtr: 0x7ffdaebb8b00</text:p>
          </table:table-cell>
          <table:table-cell table:style-name="ce1"/>
          <table:table-cell office:value-type="string" table:style-name="ce3">
            <text:p>7ffdaebb8b07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6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5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4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3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2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1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b00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8" table:style-name="ce4">
            <text:p>longVal: 0x7ffdaebb8af8</text:p>
          </table:table-cell>
          <table:table-cell table:style-name="ce1"/>
          <table:table-cell office:value-type="string" table:style-name="ce3">
            <text:p>7ffdaebb8aff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e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d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c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b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a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9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8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8" table:style-name="ce4">
            <text:p>doubleVal: 0x7ffdaebb8af0</text:p>
          </table:table-cell>
          <table:table-cell table:style-name="ce1"/>
          <table:table-cell office:value-type="string" table:style-name="ce3">
            <text:p>7ffdaebb8af7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6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5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4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3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2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1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f0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4">
            <text:p>intVal: 0x7ffdaebb8aec</text:p>
          </table:table-cell>
          <table:table-cell table:style-name="ce1"/>
          <table:table-cell office:value-type="string" table:style-name="ce3">
            <text:p>7ffdaebb8aef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ee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ed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ec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4">
            <text:p>floatVal: 0x7ffdaebb8ae8</text:p>
          </table:table-cell>
          <table:table-cell table:style-name="ce1"/>
          <table:table-cell office:value-type="string" table:style-name="ce3">
            <text:p>7ffdaebb8aeb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ea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e9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e8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4">
            <text:p>shortVal: 0x7ffdaebb8ae6</text:p>
          </table:table-cell>
          <table:table-cell table:style-name="ce1"/>
          <table:table-cell office:value-type="string" table:style-name="ce3">
            <text:p>7ffdaebb8ae7</text:p>
          </table:table-cell>
          <table:table-cell table:number-columns-repeated="16381"/>
        </table:table-row>
        <table:table-row table:style-name="ro1">
          <table:covered-table-cell/>
          <table:table-cell table:style-name="ce1"/>
          <table:table-cell office:value-type="string" table:style-name="ce3">
            <text:p>7ffdaebb8ae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oolVal: 0x7ffdaebb8ae5</text:p>
          </table:table-cell>
          <table:table-cell table:style-name="ce1"/>
          <table:table-cell office:value-type="string" table:style-name="ce3">
            <text:p>7ffdaebb8ae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harVal2: 0x7ffdaebb8ae4</text:p>
          </table:table-cell>
          <table:table-cell table:style-name="ce1"/>
          <table:table-cell office:value-type="string" table:style-name="ce3">
            <text:p>7ffdaebb8ae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harVal1: 0x7ffdaebb8ae3</text:p>
          </table:table-cell>
          <table:table-cell table:style-name="ce1"/>
          <table:table-cell office:value-type="string" table:style-name="ce3">
            <text:p>7ffdaebb8ae3</text:p>
          </table:table-cell>
          <table:table-cell table:number-columns-repeated="16381"/>
        </table:table-row>
        <table:table-row table:number-rows-repeated="10484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  <style:font-face style:name="돋움" svg:font-family="돋움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Chan Kim</dc:creator>
    <meta:creation-date>2017-02-16T12:36:37Z</meta:creation-date>
    <dc:date>2017-02-16T21:55:01Z</dc:date>
    <meta:editing-cycles>2</meta:editing-cycles>
    <meta:editing-duration>PT180S</meta:editing-duration>
  </office:meta>
</office:document-meta>
</file>